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1c53" officeooo:paragraph-rsid="000a1c53"/>
    </style:style>
    <style:style style:name="P2" style:family="paragraph" style:parent-style-name="Standard">
      <style:text-properties fo:color="#ff0000" loext:opacity="100%" fo:font-weight="bold" officeooo:rsid="000a1c53" officeooo:paragraph-rsid="000a1c53" style:font-weight-asian="bold" style:font-weight-complex="bold"/>
    </style:style>
    <style:style style:name="P3" style:family="paragraph" style:parent-style-name="Standard">
      <style:text-properties fo:color="#c9211e" loext:opacity="100%" fo:font-weight="bold" officeooo:rsid="000a1c53" officeooo:paragraph-rsid="000a1c53" style:font-weight-asian="bold" style:font-weight-complex="bold"/>
    </style:style>
    <style:style style:name="P4" style:family="paragraph" style:parent-style-name="Standard">
      <style:text-properties style:use-window-font-color="true" loext:opacity="0%" fo:font-weight="normal" officeooo:rsid="000a1c53" officeooo:paragraph-rsid="000a1c53" style:font-weight-asian="normal" style:font-weight-complex="normal"/>
    </style:style>
    <style:style style:name="P5" style:family="paragraph" style:parent-style-name="Standard">
      <style:text-properties style:use-window-font-color="true" loext:opacity="0%" fo:font-size="12pt" fo:font-weight="bold" officeooo:rsid="000a1c53" officeooo:paragraph-rsid="000a1c53" style:font-size-asian="10.5pt" style:font-weight-asian="bold" style:font-size-complex="12pt" style:font-weight-complex="bold"/>
    </style:style>
    <style:style style:name="P6" style:family="paragraph" style:parent-style-name="Standard">
      <style:text-properties fo:color="#000000" loext:opacity="100%" fo:font-size="13pt" fo:font-weight="normal" officeooo:rsid="000a1c53" officeooo:paragraph-rsid="000a1c53" style:font-size-asian="13pt" style:font-weight-asian="normal" style:font-size-complex="13pt" style:font-weight-complex="normal"/>
    </style:style>
    <style:style style:name="P7" style:family="paragraph" style:parent-style-name="Standard">
      <style:text-properties fo:color="#000000" loext:opacity="100%" fo:font-size="14pt" style:text-underline-style="none" fo:font-weight="normal" officeooo:rsid="000a1c53" officeooo:paragraph-rsid="000a1c53" style:font-size-asian="14pt" style:font-weight-asian="normal" style:font-size-complex="14pt" style:font-weight-complex="normal"/>
    </style:style>
    <style:style style:name="P8" style:family="paragraph" style:parent-style-name="Standard">
      <style:text-properties fo:color="#000000" loext:opacity="100%" fo:font-size="14pt" fo:font-weight="normal" officeooo:rsid="000a1c53" officeooo:paragraph-rsid="000a1c53" style:font-size-asian="14pt" style:font-weight-asian="normal" style:font-size-complex="14pt" style:font-weight-complex="normal"/>
    </style:style>
    <style:style style:name="P9" style:family="paragraph" style:parent-style-name="Standard">
      <style:text-properties fo:color="#000000" loext:opacity="100%" fo:font-size="14pt" fo:font-weight="bold" officeooo:rsid="000a1c53" officeooo:paragraph-rsid="000a1c53" style:font-size-asian="14pt" style:font-weight-asian="bold" style:font-size-complex="14pt" style:font-weight-complex="bold"/>
    </style:style>
    <style:style style:name="P10" style:family="paragraph" style:parent-style-name="Standard">
      <style:text-properties fo:color="#c9211e" loext:opacity="100%" fo:font-weight="bold" officeooo:rsid="000a1c53" officeooo:paragraph-rsid="000a1c53" style:font-weight-asian="bold" style:font-weight-complex="bold"/>
    </style:style>
    <style:style style:name="P11" style:family="paragraph" style:parent-style-name="Standard">
      <style:text-properties fo:font-size="13pt" fo:font-weight="bold" officeooo:rsid="000b9b60" officeooo:paragraph-rsid="000b9b60" style:font-size-asian="13pt" style:font-weight-asian="bold" style:font-size-complex="13pt" style:font-weight-complex="bold"/>
    </style:style>
    <style:style style:name="P12" style:family="paragraph" style:parent-style-name="Standard">
      <style:text-properties fo:font-size="12pt" fo:font-weight="bold" officeooo:rsid="000b9b60" officeooo:paragraph-rsid="000b9b60" style:font-size-asian="10.5pt" style:font-weight-asian="bold" style:font-size-complex="12pt" style:font-weight-complex="bold"/>
    </style:style>
    <style:style style:name="P13" style:family="paragraph" style:parent-style-name="Standard">
      <style:text-properties fo:font-size="12pt" fo:font-weight="normal" officeooo:rsid="000b9b60" officeooo:paragraph-rsid="000b9b60" style:font-size-asian="10.5pt" style:font-weight-asian="normal" style:font-size-complex="12pt" style:font-weight-complex="normal"/>
    </style:style>
    <style:style style:name="P14" style:family="paragraph" style:parent-style-name="Standard">
      <style:text-properties fo:font-size="12pt" fo:font-weight="normal" officeooo:rsid="000beda4" officeooo:paragraph-rsid="000beda4" style:font-size-asian="10.5pt" style:font-weight-asian="normal" style:font-size-complex="12pt" style:font-weight-complex="normal"/>
    </style:style>
    <style:style style:name="P15" style:family="paragraph" style:parent-style-name="Standard">
      <style:text-properties fo:font-size="14pt" fo:font-weight="bold" officeooo:rsid="000beda4" officeooo:paragraph-rsid="000beda4" style:font-size-asian="14pt" style:font-weight-asian="bold" style:font-size-complex="14pt" style:font-weight-complex="bold"/>
    </style:style>
    <style:style style:name="T1" style:family="text">
      <style:text-properties fo:color="#c9211e" loext:opacity="100%" fo:font-weight="bold" style:font-weight-asian="bold" style:font-weight-complex="bold"/>
    </style:style>
    <style:style style:name="T2" style:family="text">
      <style:text-properties fo:color="#c9211e" loext:opacity="100%" fo:font-size="13pt" fo:font-weight="bold" style:font-size-asian="13pt" style:font-weight-asian="bold" style:font-size-complex="13pt" style:font-weight-complex="bold"/>
    </style:style>
    <style:style style:name="T3" style:family="text">
      <style:text-properties fo:color="#c9211e" loext:opacity="100%" fo:font-size="15pt" fo:font-weight="bold" style:font-size-asian="15pt" style:font-weight-asian="bold" style:font-size-complex="15pt" style:font-weight-complex="bold"/>
    </style:style>
    <style:style style:name="T4" style:family="text">
      <style:text-properties fo:color="#c9211e" loext:opacity="100%" fo:font-size="14pt" fo:font-weight="bold" style:font-size-asian="14pt" style:font-weight-asian="bold" style:font-size-complex="14pt" style:font-weight-complex="bold"/>
    </style:style>
    <style:style style:name="T5" style:family="text">
      <style:text-properties style:text-underline-style="solid" style:text-underline-width="auto" style:text-underline-color="font-color"/>
    </style:style>
    <style:style style:name="T6" style:family="text">
      <style:text-properties fo:font-size="13pt" style:font-size-asian="13pt" style:font-size-complex="13pt"/>
    </style:style>
    <style:style style:name="T7" style:family="text">
      <style:text-properties fo:font-size="13pt" style:text-underline-style="solid" style:text-underline-width="auto" style:text-underline-color="font-color" style:font-size-asian="13pt" style:font-size-complex="13pt"/>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bold" style:font-size-asian="12pt" style:font-weight-asian="bold" style:font-size-complex="12pt" style:font-weight-complex="bold"/>
    </style:style>
    <style:style style:name="T11" style:family="text">
      <style:text-properties fo:font-size="12pt" fo:font-style="italic" style:text-underline-style="none" style:font-size-asian="12pt" style:font-style-asian="italic" style:font-size-complex="12pt" style:font-style-complex="italic"/>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weight="normal" style:font-weight-asian="normal"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style:font-size-asian="14pt" style:font-size-complex="14pt"/>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officeooo:rsid="000bed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Data Analytics</text:p>
      <text:p text:style-name="P1"/>
      <text:p text:style-name="P1">Descriptive Analytics – historical data to uncover trends, patterns and other descriptive information about an organization – containing static data such as customer transactions, inventory levels, or defect reports. </text:p>
      <text:p text:style-name="P1">- not usually analyzed immediately and most of it is compiled and analyzed on a monthly or quarterly basis</text:p>
      <text:p text:style-name="P1">The goal of data analysis is to present information in a way that is easy for non-technical decision maker to understand</text:p>
      <text:p text:style-name="P1">The results of descriptive analytics are highly accurate because the data usually doesn’t change during the analysis</text:p>
      <text:p text:style-name="P1">Examples of insights uncovered include past product performance, company profitability, inventory lead times and advertising program success</text:p>
      <text:p text:style-name="P1">Descriptive analysis is no longer enough </text:p>
      <text:p text:style-name="P1">to remain, organizations must be able to use data analytics to react quickly to current conditions and make reliable predictions of future behaviors ----- this is where next-generation analytics comes in</text:p>
      <text:p text:style-name="P1">Advances in the collection, storage and retrieval of real-time data make possible the analysis of all types of data from many sources, such as documents, images, entries in social media or e-commerce sites and even sensors inside home appliances</text:p>
      <text:p text:style-name="P1"/>
      <text:p text:style-name="P1">Rather than relying on management instinct and past performance, organizations can use real-time data to achieve rapid, transformative change in their operations and processes</text:p>
      <text:p text:style-name="P1"/>
      <text:p text:style-name="P1">1.1.4 Different Types of Analysis</text:p>
      <text:p text:style-name="P1">In a technical senses, data analytics can be described as the process of using data to answer questions, identify trends and extract insights. </text:p>
      <text:p text:style-name="P1"/>
      <text:p text:style-name="P1">There are four key types of data analytics and each answers a different type of questions:</text:p>
      <text:p text:style-name="P2">* Descriptive Analytics asks “What happened?”</text:p>
      <text:p text:style-name="P1">- This type of analysis relies solely on historical data to provide reports on past events, used to generate ad hoc (as needed) reports that summarize large amounts of data to answer simple questions like “how much?” or “how many?”. It is not used to draw inferences or predictions from its findings; it is just a starting point used to inform decisions or to prepare data for further analysis.</text:p>
      <text:p text:style-name="P1"><text:span text:style-name="T1">- The DESCRIPTIVE ANALYTICS process</text:span> is as follows:</text:p>
      <text:p text:style-name="P1"><text:tab/>1. Ask a historical questions that needs an answer, such as “How much of product X did we sell last year?”</text:p>
      <text:p text:style-name="P1"><text:tab/>2. Identify required data to answer the questions</text:p>
      <text:p text:style-name="P1"><text:tab/>3. Collect and prepare data</text:p>
      <text:p text:style-name="P1"><text:tab/>4. Analyze data</text:p>
      <text:p text:style-name="P1"><text:tab/>5. Present results</text:p>
      <text:p text:style-name="P1"><text:span text:style-name="T1">Examples -----</text:span> summarizing historical events such as sales, inventory, or operations data; Understanding engagement data such as likes and dislikes or volume of page views over time; Reporting general trends like revenue growth or employee injuries; Collating survey results</text:p>
      <text:p text:style-name="P3">* Predictive Analytics asks, “What might happen in the future?”</text:p>
      <text:p text:style-name="P4">- Predictive analytics utilizes real-time and / or past data to make predictions based on probabilities. It can be used to infer missing data or establish a predicted future trend. Uses simulation and models and forecasting to suggest what could happen going forward, which can guide <text:span text:style-name="T7">realistic goal setting,</text:span> <text:soft-page-break/><text:span text:style-name="T7">effective planning</text:span><text:span text:style-name="T6">, </text:span><text:span text:style-name="T7">management of performance expectations</text:span>, and <text:span text:style-name="T7">avoiding risks. </text:span><text:span text:style-name="T9">This information can empower executives and managers to take a </text:span><text:span text:style-name="T11">proactive and fact-based approach</text:span><text:span text:style-name="T9"> to strategy and decision making.</text:span></text:p>
      <text:p text:style-name="P4"><text:span text:style-name="T9">The </text:span><text:span text:style-name="T10">Predictive Analytics </text:span><text:span text:style-name="T9">process is as follows:</text:span></text:p>
      <text:p text:style-name="P7">1. Ask a forward-thinking questions, such as “Can we predict how much product X we will sell next year?”</text:p>
      <text:p text:style-name="P7">2. Collect and prepare data</text:p>
      <text:p text:style-name="P7">3. Develop predictive analytics models</text:p>
      <text:p text:style-name="P7">4. Apply models to the prepared data</text:p>
      <text:p text:style-name="P7">5. Review models and present results</text:p>
      <text:p text:style-name="P5">Examples ---<text:span text:style-name="T14">of </text:span>Predictive Analytics <text:span text:style-name="T14">include: </text:span></text:p>
      <text:p text:style-name="P8">* Forecasting customer behavior, purchasing patterns, and identifying sales trends</text:p>
      <text:p text:style-name="P8">* Predicting customer preferences and recommending products to customers based on past purchases and search history</text:p>
      <text:p text:style-name="P8">* Predicting the likelihood that a given customer will purchase another product or leave the store</text:p>
      <text:p text:style-name="P8">* Identifying possible security breaches that require further investigation</text:p>
      <text:p text:style-name="P8">* Predicting staffing and resourcing needs</text:p>
      <text:p text:style-name="P9"/>
      <text:p text:style-name="P9"/>
      <text:p text:style-name="P3">* Prescriptive Analytics asks, “What should be done next?”</text:p>
      <text:p text:style-name="P4">- Builds on descriptive and predictive analysis by recommending courses of action that will reap the greatest benefit for the organization. Tells you what should be done in a given situation. To make the best decisions based on available data</text:p>
      <text:p text:style-name="P4">A good example of <text:span text:style-name="T2">prescriptive analytics</text:span><text:span text:style-name="T1"> </text:span><text:span text:style-name="T7">is the field of GPS</text:span> – based map and direction applications. Providing route options to a destination based on traffic volume, road conditions, and maximum speed. It can then prescribe the best route based on user-defined objectives such as shortest distance or quickest time</text:p>
      <text:p text:style-name="P3">* Diagnostic Analytics asks, “Why did this happen?”</text:p>
      <text:p text:style-name="P4"><text:span text:style-name="T15">- Diagnostic Analytics </text:span>enhances the <text:span text:style-name="T8">descriptive analytics process</text:span> by <text:span text:style-name="T5">digging in deeper and attempting to discover the cause(s).</text:span></text:p>
      <text:p text:style-name="P4"/>
      <text:p text:style-name="P4">The<text:span text:style-name="T3"> diagnostic analytics</text:span> process is as follows :</text:p>
      <text:p text:style-name="P6">1. Identify anomalies(inconsistencies) in data sets</text:p>
      <text:p text:style-name="P6">2. Collect data related to the anomalies</text:p>
      <text:p text:style-name="P6">3. Use statistical techniques to uncover relationships and trends that could explain the anomalies</text:p>
      <text:p text:style-name="P6">4. Present possible causes</text:p>
      <text:p text:style-name="P4"/>
      <text:p text:style-name="P4">An <text:span text:style-name="T12">example </text:span>of <text:span text:style-name="T4">diagnostic analytics </text:span>is using <text:span text:style-name="T13">subscription cancellations, correlated with customer comments and ratings,</text:span> to determine the most common reasons why users cancel subscriptions. Also whether there is a<text:span text:style-name="T13"> correlation between the demographics of consumers and their purchasing patterns at specific times of year</text:span></text:p>
      <text:p text:style-name="P4"><text:soft-page-break/></text:p>
      <text:p text:style-name="P4"/>
      <text:p text:style-name="P1">When used in combination, the types provide a more complete understanding of the business’s needs and opportunities</text:p>
      <text:p text:style-name="P1"/>
      <text:p text:style-name="P11">1.2.1 The Data Analysis Process</text:p>
      <text:p text:style-name="P13">* the Six- Step Data Analysis Lifecycle ---- it is iterative and some of the steps could be repeated multiple times before decision makers are confident enough to move forward to the next step</text:p>
      <text:p text:style-name="P13"/>
      <text:p text:style-name="P12">Asking the Question –<text:span text:style-name="T14"> The analytics process always starts with a question to be answered. Could be simple or complex</text:span></text:p>
      <text:p text:style-name="P12">Getting the data – <text:span text:style-name="T14">Involves the process of locating and obtaining data that is relevant to the question and then determining if there is enough dat to complete the analysis.</text:span></text:p>
      <text:p text:style-name="P12">Investigating the data – <text:span text:style-name="T14">Data comes in many forms and from many different sources. We determine if the data is complete and contains the relevant information for the analysis in this step</text:span></text:p>
      <text:p text:style-name="P12">Preparing the data – <text:span text:style-name="T14">This step can involve many tasks to transform the data into a format appropriate for the tools that will be used to analyze and present the data. Referred to as “cleaning” the data, because there may be blank records or obvious errors in the data set.</text:span></text:p>
      <text:p text:style-name="P12">Analyzing the data –<text:span text:style-name="T14"> Analysis is the process of identifying patterns, correlations, and relationships contained within a data set or sets to draw inferences and conclusions. Often relying on statistical techniques and software tools such as spreadsheets and visualization applications</text:span></text:p>
      <text:p text:style-name="P12">Presenting the results –<text:span text:style-name="T14"> This is usually the last step for data analysts. It is the process of communicating the results to decision-makers. Can be done in the form of a report, graphical representation or a combination of both. Sometimes the analyst is also asked to recommend actions based on results.</text:span></text:p>
      <text:p text:style-name="P12"><text:span text:style-name="T14"/></text:p>
      <text:p text:style-name="P12"><text:span text:style-name="T16">1.2.2 Business Understanding</text:span></text:p>
      <text:p text:style-name="P13">Analysts generally work on projects that closely follow some version of the Data Analysis Lifecycle like the one above.</text:p>
      <text:p text:style-name="P13">In the first step, a goal is defined ---- They are based on <text:span text:style-name="T1">external (client)</text:span> or <text:span text:style-name="T1">internal (stakeholder)</text:span> business requirements --- each business often have very different goals, but every type of business benefits from understanding their data to gain insights into their processes, procedures and customer behaviors</text:p>
      <text:p text:style-name="P13"/>
      <text:p text:style-name="P13">Examples: <text:span text:style-name="T20">1. </text:span><text:span text:style-name="T12">Where should the marketing budget be concentrated to increase new business? </text:span><text:span text:style-name="T17">Using </text:span><text:span text:style-name="T18">sales records</text:span><text:span text:style-name="T17">, </text:span><text:span text:style-name="T18">customer demographic information </text:span><text:span text:style-name="T17">and </text:span><text:span text:style-name="T18">products</text:span><text:span text:style-name="T17"> a business can identify where advertising is most likely to increase new business</text:span></text:p>
      <text:p text:style-name="P14">2. <text:span text:style-name="T12">How can a company make sure they are stocking the right inventory? </text:span><text:span text:style-name="T17">Analysts can help the company </text:span><text:span text:style-name="T18">find patterns</text:span><text:span text:style-name="T17"> when needing </text:span><text:span text:style-name="T18">high volumes of certain supplies </text:span><text:span text:style-name="T17">which are associated with certain diagnoses of these conditions, and ensure that the company has the right supplies on hand at the right times to meet the needs of their customers</text:span></text:p>
      <text:p text:style-name="P14"><text:span text:style-name="T17">3. </text:span><text:span text:style-name="T12">What products or services should be recommended to a customer? </text:span><text:span text:style-name="T17">A common example of recommendation systems is video </text:span><text:span text:style-name="T19">subscription services,</text:span><text:span text:style-name="T17"> which often </text:span><text:span text:style-name="T18">analyze customer purchasing habits,</text:span><text:span text:style-name="T17"> </text:span><text:span text:style-name="T18">ratings</text:span><text:span text:style-name="T17"> and </text:span><text:span text:style-name="T18">reviews </text:span><text:span text:style-name="T17">to help determine which products and services to recommend to those customers</text:span></text:p>
      <text:p text:style-name="P14"><text:span text:style-name="T17"/></text:p>
      <text:p text:style-name="P15"><text:soft-page-break/><text:span text:style-name="T17">1.2.3. Asking the Right Questions</text:span></text:p>
      <text:p text:style-name="P15"><text:span text:style-name="T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09:59:15.184522123</meta:creation-date>
    <dc:date>2023-10-30T09:29:24.101442794</dc:date>
    <meta:editing-duration>P2DT23H59M21S</meta:editing-duration>
    <meta:editing-cycles>3</meta:editing-cycles>
    <meta:generator>LibreOffice/7.5.3.2$MacOSX_X86_64 LibreOffice_project/9f56dff12ba03b9acd7730a5a481eea045e468f3</meta:generator>
    <meta:document-statistic meta:table-count="0" meta:image-count="0" meta:object-count="0" meta:page-count="4" meta:paragraph-count="63" meta:word-count="1299" meta:character-count="8360" meta:non-whitespace-character-count="7107"/>
  </office:meta>
</office:document-meta>
</file>